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text-properties officeooo:paragraph-rsid="000b5ba2"/>
    </style:style>
    <style:style style:name="P2" style:family="paragraph" style:parent-style-name="Heading_20_1">
      <style:paragraph-properties fo:break-before="page"/>
      <style:text-properties officeooo:rsid="000b5ba2" officeooo:paragraph-rsid="000b5ba2"/>
    </style:style>
    <style:style style:name="P3" style:family="paragraph" style:parent-style-name="Heading_20_2">
      <style:paragraph-properties fo:break-before="page" style:writing-mode="lr-tb"/>
      <style:text-properties officeooo:rsid="000e031b" officeooo:paragraph-rsid="000e031b"/>
    </style:style>
    <style:style style:name="P4" style:family="paragraph" style:parent-style-name="Subtitle">
      <style:text-properties officeooo:rsid="000b5ba2" officeooo:paragraph-rsid="000b5ba2"/>
    </style:style>
    <style:style style:name="P5" style:family="paragraph" style:parent-style-name="Text_20_body">
      <style:text-properties officeooo:rsid="000b5ba2" officeooo:paragraph-rsid="000b5ba2"/>
    </style:style>
    <style:style style:name="P6" style:family="paragraph" style:parent-style-name="Text_20_body">
      <style:paragraph-properties fo:text-align="end" style:justify-single-word="false"/>
      <style:text-properties officeooo:rsid="000b5ba2" officeooo:paragraph-rsid="000b5ba2"/>
    </style:style>
    <style:style style:name="P7" style:family="paragraph" style:parent-style-name="Text_20_body">
      <style:text-properties officeooo:paragraph-rsid="000b5ba2"/>
    </style:style>
    <style:style style:name="P8" style:family="paragraph" style:parent-style-name="Text_20_body">
      <style:paragraph-properties style:writing-mode="lr-tb"/>
      <style:text-properties officeooo:rsid="000e031b" officeooo:paragraph-rsid="000e031b"/>
    </style:style>
    <style:style style:name="P9" style:family="paragraph" style:parent-style-name="Text_20_body">
      <style:paragraph-properties style:writing-mode="lr-tb"/>
      <style:text-properties officeooo:rsid="000ee734" officeooo:paragraph-rsid="000ee734"/>
    </style:style>
    <style:style style:name="P10" style:family="paragraph" style:parent-style-name="Title">
      <style:text-properties officeooo:rsid="000b5ba2" officeooo:paragraph-rsid="000b5ba2"/>
    </style:style>
    <style:style style:name="T1" style:family="text">
      <style:text-properties officeooo:rsid="000b5ba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erslag</text:p>
      <text:p text:style-name="P4">digitale techniek: PID regelaa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03-2023<text:line-break/>Harm Hongerkamp<text:line-break/>jaar 4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<text:soft-page-break/><text:span text:style-name="T1">I</text:span>nhoudsopgave</text:p>
          </text:index-title>
        </text:index-body>
      </text:table-of-content>
      <text:p text:style-name="Text_20_body"/>
      <text:h text:style-name="P2" text:outline-level="1">Inleiding</text:h>
      <text:p text:style-name="P7"/>
      <text:h text:style-name="P2" text:outline-level="1">Opbouw opdracht</text:h>
      <text:p text:style-name="P5">De PID regelaar bestaat uit verschillende delen: De regelaar zelf, een serieel naar parallel omzetter en een parallel-serie omzetter.</text:p>
      <text:p text:style-name="P7"/>
      <text:h text:style-name="P3" text:outline-level="2">PID regelaar</text:h>
      <text:p text:style-name="P8">Een PID regelaar wordt als volgt wiskundig weergeven: </text:p>
      <text:p text:style-name="P8"/>
      <text:p text:style-name="P9">In VHDL komt dit neer op:<text:line-break/></text:p>
      <text:p text:style-name="P9">P-actie: </text:p>
      <text:p text:style-name="P9">I-actie:</text:p>
      <text:p text:style-name="P9">D-actie: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/>
      <style:text-properties officeooo:rsid="000b5ba2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Numbering_20_Symbols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9:07:46.485547902</meta:creation-date>
    <dc:date>2023-02-28T19:33:51.659605585</dc:date>
    <meta:editing-duration>PT15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3" meta:word-count="55" meta:character-count="366" meta:non-whitespace-character-count="321"/>
  </office:meta>
</office:document-meta>
</file>